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71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693in" fo:break-before="auto" style:use-optimal-row-height="fals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="0.0138in solid #000000"/>
    </style:style>
    <style:style style:name="ce2" style:family="table-cell" style:parent-style-name="Note">
      <style:table-cell-properties style:vertical-align="middle"/>
    </style:style>
    <style:style style:name="ce3" style:family="table-cell" style:parent-style-name="D">
      <style:table-cell-properties fo:border="0.0138in solid #000000"/>
    </style:style>
    <style:style style:name="ce4" style:family="table-cell" style:parent-style-name="D">
      <style:table-cell-properties fo:border="none"/>
    </style:style>
    <style:style style:name="ce5" style:family="table-cell" style:parent-style-name="D">
      <style:table-cell-properties fo:border="none" style:vertical-align="middle"/>
    </style:style>
    <style:style style:name="ce6" style:family="table-cell" style:parent-style-name="Note">
      <style:table-cell-properties fo:border="none"/>
      <style:paragraph-properties fo:margin-left="0in"/>
      <style:text-properties style:font-size-asian="8pt" style:font-size-complex="8pt"/>
    </style:style>
    <style:style style:name="ce7" style:family="table-cell" style:parent-style-name="t">
      <style:table-cell-properties style:vertical-align="middle"/>
    </style:style>
    <style:style style:name="ce8" style:family="table-cell" style:parent-style-name="Heading">
      <style:table-cell-properties style:vertical-align="middle"/>
    </style:style>
    <style:style style:name="ce9" style:family="table-cell" style:parent-style-name="Default">
      <style:table-cell-properties style:vertical-align="middl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" table:default-cell-style-name="Default"/>
        <table:table-column table:style-name="co4" table:number-columns-repeated="239" table:default-cell-style-name="Default"/>
        <table:table-column table:style-name="co5" table:number-columns-repeated="766" table:default-cell-style-name="Default"/>
        <table:table-row table:style-name="ro1">
          <table:table-cell table:number-columns-repeated="4"/>
          <table:table-cell table:style-name="ce8" office:value-type="string">
            <text:p>Torx-head Wood Screw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Length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ize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1-1/4</text:p>
          </table:table-cell>
          <table:table-cell table:style-name="ce3" office:value-type="float" office:value="0.33">
            <text:p>.33</text:p>
          </table:table-cell>
          <table:table-cell table:style-name="ce3" office:value-type="float" office:value="0.15">
            <text:p>.15</text:p>
          </table:table-cell>
          <table:table-cell table:style-name="ce3" office:value-type="float" office:value="0.5">
            <text:p>.50</text:p>
          </table:table-cell>
          <table:table-cell table:style-name="ce3" office:value-type="float" office:value="0.6">
            <text:p>.60</text:p>
          </table:table-cell>
          <table:table-cell table:style-name="ce3" office:value-type="float" office:value="0.13">
            <text:p>.13</text:p>
          </table:table-cell>
          <table:table-cell table:style-name="ce3" office:value-type="float" office:value="0.115">
            <text:p>.12</text:p>
          </table:table-cell>
          <table:table-cell table:style-name="ce3" office:value-type="float" office:value="0.18">
            <text:p>.18</text:p>
          </table:table-cell>
          <table:table-cell table:style-name="ce3" office:value-type="string">
            <text:p>T20</text:p>
          </table:table-cell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>
          <table:table-cell table:style-name="ce1" office:value-type="string">
            <text:p>1-3/4</text:p>
          </table:table-cell>
          <table:table-cell table:style-name="ce3" office:value-type="float" office:value="0.31">
            <text:p>.31</text:p>
          </table:table-cell>
          <table:table-cell table:style-name="ce3" office:value-type="float" office:value="0.17">
            <text:p>.17</text:p>
          </table:table-cell>
          <table:table-cell table:style-name="ce3" office:value-type="float" office:value="0.38">
            <text:p>.38</text:p>
          </table:table-cell>
          <table:table-cell table:style-name="ce3" office:value-type="float" office:value="0.12">
            <text:p>.12</text:p>
          </table:table-cell>
          <table:table-cell table:style-name="ce3" office:value-type="float" office:value="0.115">
            <text:p>.12</text:p>
          </table:table-cell>
          <table:table-cell table:style-name="ce3" office:value-type="float" office:value="0.11">
            <text:p>.11</text:p>
          </table:table-cell>
          <table:table-cell table:style-name="ce3" office:value-type="float" office:value="0.16">
            <text:p>.16</text:p>
          </table:table-cell>
          <table:table-cell table:style-name="ce3" office:value-type="string">
            <text:p>T20</text:p>
          </table:table-cell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>
          <table:table-cell table:style-name="ce1" office:value-type="string">
            <text:p>3</text:p>
          </table:table-cell>
          <table:table-cell table:style-name="ce3" office:value-type="float" office:value="0.35">
            <text:p>.35</text:p>
          </table:table-cell>
          <table:table-cell table:style-name="ce3" office:value-type="float" office:value="0.15">
            <text:p>.15</text:p>
          </table:table-cell>
          <table:table-cell table:style-name="ce3" office:value-type="float" office:value="0.8">
            <text:p>.80</text:p>
          </table:table-cell>
          <table:table-cell table:style-name="ce3" office:value-type="float" office:value="2">
            <text:p>2.00</text:p>
          </table:table-cell>
          <table:table-cell table:style-name="ce3" office:value-type="float" office:value="0.143">
            <text:p>.14</text:p>
          </table:table-cell>
          <table:table-cell table:style-name="ce3" office:value-type="float" office:value="0.13">
            <text:p>.13</text:p>
          </table:table-cell>
          <table:table-cell table:style-name="ce3" office:value-type="float" office:value="0.19">
            <text:p>.19</text:p>
          </table:table-cell>
          <table:table-cell table:style-name="ce3" office:value-type="string">
            <text:p>T25</text:p>
          </table:table-cell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>
          <table:table-cell table:style-name="ce1" office:value-type="string">
            <text:p>4</text:p>
          </table:table-cell>
          <table:table-cell table:style-name="ce3" office:value-type="float" office:value="0.36">
            <text:p>.36</text:p>
          </table:table-cell>
          <table:table-cell table:style-name="ce3" office:value-type="float" office:value="0.16">
            <text:p>.16</text:p>
          </table:table-cell>
          <table:table-cell table:style-name="ce3" office:value-type="float" office:value="1.4">
            <text:p>1.40</text:p>
          </table:table-cell>
          <table:table-cell table:style-name="ce3" office:value-type="float" office:value="2.5">
            <text:p>2.50</text:p>
          </table:table-cell>
          <table:table-cell table:style-name="ce3" office:value-type="float" office:value="0.15">
            <text:p>.15</text:p>
          </table:table-cell>
          <table:table-cell table:style-name="ce3" office:value-type="float" office:value="0.135">
            <text:p>.14</text:p>
          </table:table-cell>
          <table:table-cell table:style-name="ce3" office:value-type="float" office:value="0.2">
            <text:p>.20</text:p>
          </table:table-cell>
          <table:table-cell table:style-name="ce3" office:value-type="string">
            <text:p>T25</text:p>
          </table:table-cell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>
          <table:table-cell table:number-columns-repeated="2"/>
          <table:table-cell table:style-name="ce6" office:value-type="string">
            <text:p><text:s text:c="8"/>Dimensions in inches</text:p>
          </table:table-cell>
          <table:table-cell/>
          <table:table-cell table:style-name="t" table:number-columns-repeated="2"/>
          <table:table-cell table:style-name="ce4"/>
          <table:table-cell table:style-name="t" table:number-columns-repeated="2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>
          <table:table-cell>
            <draw:frame table:end-cell-address="Sheet1.H12" table:end-x="0.2972in" table:end-y="0.2126in" draw:z-index="0" draw:style-name="gr1" svg:width="3.815in" svg:height="0.9634in" svg:x="0.2248in" svg:y="0.1736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/>
          <table:table-cell table:style-name="t"/>
          <table:table-cell table:style-name="ce4"/>
          <table:table-cell table:style-name="t" table:number-columns-repeated="2"/>
          <table:table-cell table:style-name="ce4"/>
          <table:table-cell table:style-name="t" table:number-columns-repeated="2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 table:number-rows-repeated="4">
          <table:table-cell/>
          <table:table-cell table:style-name="ce4"/>
          <table:table-cell table:style-name="t"/>
          <table:table-cell table:style-name="ce4"/>
          <table:table-cell table:style-name="t" table:number-columns-repeated="2"/>
          <table:table-cell table:style-name="ce4"/>
          <table:table-cell table:style-name="t" table:number-columns-repeated="2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>
          <table:table-cell table:style-name="ce2" office:value-type="string">
            <text:p>Note: <text:s/>dimensions will vary slightly with brand of screw</text:p>
          </table:table-cell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9" table:number-columns-repeated="1005"/>
        </table:table-row>
        <table:table-row table:style-name="ro2">
          <table:table-cell/>
          <table:table-cell table:style-name="ce4"/>
          <table:table-cell table:style-name="t"/>
          <table:table-cell table:style-name="ce4"/>
          <table:table-cell table:style-name="t" table:number-columns-repeated="2"/>
          <table:table-cell table:style-name="ce4"/>
          <table:table-cell table:style-name="t" table:number-columns-repeated="2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style-name="ce4"/>
          <table:table-cell table:style-name="t"/>
          <table:table-cell table:number-columns-repeated="1005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9">
      <number:number number:decimal-places="2" number:min-integer-digits="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1" fo:font-size="14pt" fo:font-weight="bold" style:font-name-complex="Arial3"/>
    </style:style>
    <style:style style:name="Result" style:family="table-cell" style:parent-style-name="Default">
      <style:table-cell-properties fo:border-bottom="none" fo:border-left="0.0138in solid #000000" fo:border-right="none" fo:border-top="none"/>
      <style:text-properties fo:font-size="10pt" fo:font-style="normal" style:text-underline-style="none" fo:font-weight="normal"/>
    </style:style>
    <style:style style:name="Result2" style:family="table-cell" style:parent-style-name="Result" style:data-style-name="N104">
      <style:text-properties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" style:family="table-cell" style:parent-style-name="Default" style:data-style-name="N149">
      <style:table-cell-properties fo:border-bottom="none" fo:border-left="0.0138in solid #000000" fo:border-right="none" fo:border-top="none"/>
      <style:text-properties style:use-window-font-color="true"/>
    </style:style>
    <style:style style:name="Header" style:family="table-cell" style:parent-style-name="Default">
      <style:table-cell-properties fo:border-bottom="0.0138in solid #000000" fo:border-left="none" fo:border-right="none" fo:border-top="none"/>
    </style:style>
    <style:style style:name="Header_20_with_20_left_20_line" style:display-name="Header with left line" style:family="table-cell" style:parent-style-name="Header">
      <style:table-cell-properties fo:border-bottom="0.0138in solid #000000" fo:border-left="0.0138in solid #000000" fo:border-right="none" fo:border-top="none"/>
    </style:style>
    <style:style style:name="t" style:family="table-cell" style:parent-style-name="Default">
      <style:text-properties style:use-window-font-color="true"/>
    </style:style>
    <style:style style:name="Header_2c__20_double_20_wide" style:display-name="Header, double wide" style:family="table-cell" style:parent-style-name="Header">
      <style:table-cell-properties fo:border-bottom="0.0138in solid #000000" fo:border-left="0.0138in solid #000000" fo:border-right="none" fo:border-top="none"/>
    </style:style>
    <style:style style:name="Note" style:family="table-cell" style:parent-style-name="Default">
      <style:table-cell-properties style:text-align-source="fix" style:repeat-content="false"/>
      <style:paragraph-properties fo:text-align="start"/>
      <style:text-properties fo:font-size="10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4161in" fo:margin-bottom="0.2in" fo:margin-left="0.4807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11/08/2013</text:date>, <text:time>12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11-08T12:01:59.68</meta:creation-date>
    <dc:language>en-US</dc:language>
    <meta:editing-cycles>1</meta:editing-cycles>
    <meta:editing-duration>PT00H00M00S</meta:editing-duration>
    <meta:document-statistic meta:table-count="1" meta:cell-count="4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draw:textarea-horizontal-align="center" draw:textarea-vertical-align="middle" draw:placing="below" draw:parallel="true"/>
    </style:style>
    <style:style style:name="gr2" style:family="graphic" style:parent-style-name="measure" style:list-style-name="L1">
      <style:graphic-properties draw:textarea-horizontal-align="center" draw:textarea-vertical-align="middle" draw:line-distance="0.353cm" draw:start-guide="0.604cm" draw:end-guide="0.094cm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measure" style:list-style-name="L1">
      <style:graphic-properties draw:textarea-horizontal-align="center" draw:textarea-vertical-align="middle" draw:start-guide="0.476cm" draw:end-guide="0.476cm"/>
    </style:style>
    <style:style style:name="gr5" style:family="graphic" style:parent-style-name="Dimension_2c__20_vertical">
      <style:graphic-properties draw:line-distance="0.22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Centerline" draw:layer="layout" svg:x1="1.229cm" svg:y1="2.3cm" svg:x2="9.415cm" svg:y2="2.3cm">
          <text:p/>
        </draw:line>
        <draw:g>
          <draw:line draw:style-name="Line_2c__20_thin" draw:layer="layout" svg:x1="1.433cm" svg:y1="1.459cm" svg:x2="1.433cm" svg:y2="2.3cm">
            <text:p/>
          </draw:line>
          <draw:line draw:style-name="Line_2c__20_thin" draw:layer="layout" svg:x1="1.943cm" svg:y1="1.969cm" svg:x2="1.943cm" svg:y2="2.3cm">
            <text:p/>
          </draw:line>
          <draw:line draw:style-name="Line_2c__20_thin" draw:layer="layout" svg:x1="1.943cm" svg:y1="1.969cm" svg:x2="4.621cm" svg:y2="1.969cm">
            <text:p/>
          </draw:line>
          <draw:line draw:style-name="Line_2c__20_thin" draw:layer="layout" svg:x1="4.621cm" svg:y1="1.892cm" svg:x2="8.242cm" svg:y2="1.892cm">
            <text:p/>
          </draw:line>
          <draw:line draw:style-name="Line_2c__20_thin" draw:layer="layout" svg:x1="9.185cm" svg:y1="2.3cm" svg:x2="8.242cm" svg:y2="1.892cm">
            <text:p/>
          </draw:line>
          <draw:line draw:style-name="Line_2c__20_thin" draw:layer="layout" svg:x1="1.943cm" svg:y1="1.969cm" svg:x2="1.433cm" svg:y2="1.459cm">
            <text:p/>
          </draw:line>
          <draw:line draw:style-name="Line_2c__20_thin" draw:layer="layout" svg:x1="4.621cm" svg:y1="1.892cm" svg:x2="4.621cm" svg:y2="2.3cm">
            <text:p/>
          </draw:line>
          <draw:line draw:style-name="Line_2c__20_thin" draw:layer="layout" svg:x1="8.242cm" svg:y1="1.892cm" svg:x2="8.242cm" svg:y2="2.3cm">
            <text:p/>
          </draw:line>
          <draw:line draw:style-name="Dashed" draw:layer="layout" svg:x1="4.621cm" svg:y1="1.969cm" svg:x2="8.242cm" svg:y2="1.969cm">
            <text:p/>
          </draw:line>
        </draw:g>
        <draw:g>
          <draw:line draw:style-name="Line_2c__20_thin" draw:layer="layout" svg:x1="1.433cm" svg:y1="3.14cm" svg:x2="1.433cm" svg:y2="2.299cm">
            <text:p/>
          </draw:line>
          <draw:line draw:style-name="Line_2c__20_thin" draw:layer="layout" svg:x1="1.943cm" svg:y1="2.63cm" svg:x2="1.943cm" svg:y2="2.299cm">
            <text:p/>
          </draw:line>
          <draw:line draw:style-name="Line_2c__20_thin" draw:layer="layout" svg:x1="1.943cm" svg:y1="2.63cm" svg:x2="4.621cm" svg:y2="2.63cm">
            <text:p/>
          </draw:line>
          <draw:line draw:style-name="Line_2c__20_thin" draw:layer="layout" svg:x1="4.621cm" svg:y1="2.707cm" svg:x2="8.242cm" svg:y2="2.707cm">
            <text:p/>
          </draw:line>
          <draw:line draw:style-name="Line_2c__20_thin" draw:layer="layout" svg:x1="9.185cm" svg:y1="2.299cm" svg:x2="8.242cm" svg:y2="2.707cm">
            <text:p/>
          </draw:line>
          <draw:line draw:style-name="Line_2c__20_thin" draw:layer="layout" svg:x1="1.943cm" svg:y1="2.63cm" svg:x2="1.433cm" svg:y2="3.14cm">
            <text:p/>
          </draw:line>
          <draw:line draw:style-name="Line_2c__20_thin" draw:layer="layout" svg:x1="4.621cm" svg:y1="2.707cm" svg:x2="4.621cm" svg:y2="2.299cm">
            <text:p/>
          </draw:line>
          <draw:line draw:style-name="Line_2c__20_thin" draw:layer="layout" svg:x1="8.242cm" svg:y1="2.707cm" svg:x2="8.242cm" svg:y2="2.299cm">
            <text:p/>
          </draw:line>
          <draw:line draw:style-name="Dashed" draw:layer="layout" svg:x1="4.621cm" svg:y1="2.63cm" svg:x2="8.242cm" svg:y2="2.63cm">
            <text:p/>
          </draw:line>
        </draw:g>
        <draw:measure draw:style-name="gr1" draw:text-style-name="P1" draw:layer="measurelines" svg:x1="1.331cm" svg:y1="1.484cm" svg:x2="1.331cm" svg:y2="3.116cm">
          <text:p text:style-name="P1">A </text:p>
        </draw:measure>
        <draw:measure draw:style-name="gr2" draw:text-style-name="P1" draw:layer="measurelines" svg:x1="1.943cm" svg:y1="3.234cm" svg:x2="1.433cm" svg:y2="3.234cm">
          <text:p text:style-name="P1">B</text:p>
        </draw:measure>
        <draw:measure draw:style-name="gr3" draw:layer="measurelines" svg:x1="4.621cm" svg:y1="2.787cm" svg:x2="1.943cm" svg:y2="2.787cm">
          <text:p text:style-name="P1">C</text:p>
        </draw:measure>
        <draw:measure draw:style-name="gr4" draw:text-style-name="P1" draw:layer="measurelines" svg:x1="9.185cm" svg:y1="2.776cm" svg:x2="4.621cm" svg:y2="2.776cm">
          <text:p text:style-name="P1">D</text:p>
        </draw:measure>
        <draw:measure draw:style-name="Dimension_2c__20_vertical" draw:layer="measurelines" svg:x1="2.244cm" svg:y1="1.969cm" svg:x2="2.244cm" svg:y2="2.63cm">
          <text:p><text:s/>E</text:p>
        </draw:measure>
        <draw:measure draw:style-name="gr5" draw:layer="measurelines" svg:x1="6.535cm" svg:y1="1.892cm" svg:x2="6.535cm" svg:y2="2.707cm">
          <text:p><text:s/>G (OD)</text:p>
        </draw:measure>
        <draw:measure draw:style-name="gr5" draw:layer="layout" svg:x1="4.864cm" svg:y1="1.969cm" svg:x2="4.864cm" svg:y2="2.63cm">
          <text:p><text:s/>F (tap)</text:p>
        </draw:measur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ffffff" draw:fill-gradient-name="Gradient_20_7" draw:fill-hatch-name="Hatch_20_1" draw:fill-image-name="Bitmape_20_1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27cm" draw:marker-end="Arrow" draw:marker-end-width="0.127cm" draw:fill="none" draw:show-unit="true"/>
    </style:style>
    <style:style style:name="Dashed" style:family="graphic" style:parent-style-name="Line_2c__20_thin">
      <style:graphic-properties draw:stroke="dash" draw:stroke-dash="Fine_20_Dashed_20__28_var_29_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_2c__20_thin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_2c__20_thin">
      <style:graphic-properties draw:marker-end="Arrow" draw:marker-end-width="0.152cm" draw:fill="none" draw:textarea-horizontal-align="center" draw:textarea-vertical-align="middle"/>
    </style:style>
    <style:style style:name="Arrow_2c__20_double" style:display-name="Arrow, double" style:family="graphic" style:parent-style-name="Line_2c__20_thin">
      <style:graphic-properties draw:marker-start="Arrow" draw:marker-start-width="0.152cm" draw:marker-end="Arrow" draw:marker-end-width="0.152cm"/>
    </style:style>
    <style:style style:name="Black" style:family="graphic" style:parent-style-name="standard">
      <style:graphic-properties draw:stroke="none" draw:fill-color="#000000" draw:textarea-horizontal-align="center" draw:textarea-vertical-align="middle"/>
    </style:style>
    <style:style style:name="White" style:family="graphic" style:parent-style-name="Black">
      <style:graphic-properties draw:fill-color="#ffffff"/>
    </style:style>
    <style:style style:name="Line_2c__20_thin" style:display-name="Line, thin" style:family="graphic" style:parent-style-name="standard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standar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Line_2c__20_thin">
      <style:graphic-properties draw:marker-start="Arrow" draw:marker-start-width="0.152cm"/>
    </style:style>
    <style:style style:name="Line_2c__20_heavy" style:display-name="Line, heavy" style:family="graphic" style:parent-style-name="standard">
      <style:graphic-properties svg:stroke-width="0.076cm" draw:marker-start-width="0.406cm" draw:marker-end-width="0.406cm"/>
    </style:style>
    <style:style style:name="Line_2c__20_very_20_heavy" style:display-name="Line, very heavy" style:family="graphic" style:parent-style-name="Line_2c__20_heavy">
      <style:graphic-properties svg:stroke-width="0.102cm" draw:marker-start-width="0.457cm" draw:marker-end-width="0.457cm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/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